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text-underline-style="none" style:font-size-asian="8pt" style:font-name-complex="Times New Roman1" style:font-size-complex="8pt"/>
    </style:style>
    <style:style style:name="P2" style:family="paragraph" style:parent-style-name="Standard">
      <style:text-properties style:font-name="Arial" style:text-underline-style="non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Arial" style:text-underline-style="none"/>
    </style:style>
    <style:style style:name="P4" style:family="paragraph" style:parent-style-name="List_20_Paragraph" style:list-style-name="WWNum1">
      <style:text-properties style:font-name="Arial" style:text-underline-style="none"/>
    </style:style>
    <style:style style:name="P5" style:family="paragraph" style:parent-style-name="List_20_Paragraph" style:list-style-name="WWNum3">
      <style:text-properties style:font-name="Arial" style:text-underline-style="none"/>
    </style:style>
    <style:style style:name="T1" style:family="text">
      <style:text-properties style:font-name="Times New Roman" fo:font-size="8pt" style:font-size-asian="8pt" style:font-name-complex="Times New Roman1" style:font-size-complex="8pt"/>
    </style:style>
    <style:style style:name="T2" style:family="text">
      <style:text-properties fo:font-size="8pt" style:font-size-asian="8pt" style:font-name-complex="Times New Roman1" style:font-size-complex="8pt"/>
    </style:style>
    <style:style style:name="T3" style:family="text">
      <style:text-properties fo:font-size="8pt" fo:font-weight="bold" style:font-size-asian="8pt" style:font-weight-asian="bold" style:font-name-complex="Times New Roman1" style:font-size-complex="8pt" style:font-weight-complex="bold"/>
    </style:style>
    <style:style style:name="T4" style:family="text">
      <style:text-properties fo:font-size="8pt" fo:font-style="italic" fo:font-weight="bold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T5" style:family="text">
      <style:text-properties fo:font-size="8pt" fo:font-style="italic" style:font-size-asian="8pt" style:font-style-asian="italic" style:font-name-complex="Times New Roman1" style:font-size-complex="8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„Jak dobrym matematykiem jesteś?”</text:span><text:span text:style-name="T2"> – </text:span><text:span text:style-name="T4">raport programu</text:span></text:p>
      <text:p text:style-name="P2"><text:span text:style-name="T2">Przygotowały:</text:span></text:p>
      <text:p text:style-name="P2"><text:span text:style-name="T2">Małgorzata Kozłowska,</text:span></text:p>
      <text:p text:style-name="P2"><text:span text:style-name="T2">Klaudia Kubisz,</text:span></text:p>
      <text:p text:style-name="P2"><text:span text:style-name="T2">Sylwia Wróbel.</text:span></text:p>
      <text:p text:style-name="P1"/>
      <text:p text:style-name="P2"><text:span text:style-name="T2">Podczas realizacji projektu, tj. tworzenia quizu matematycznego wykonano następujące czynności:</text:span></text:p>
      <text:list xml:id="list62439860974617297" text:style-name="WWNum1">
        <text:list-item>
          <text:p text:style-name="P4"><text:span text:style-name="T2">Wstępny zarys aplikacji – wszyscy, 1h</text:span></text:p>
        </text:list-item>
        <text:list-item>
          <text:p text:style-name="P4"><text:span text:style-name="T2">Nauka programu Python – wszyscy, 4h/osobę</text:span></text:p>
        </text:list-item>
        <text:list-item>
          <text:p text:style-name="P4"><text:span text:style-name="T2">Nauka programu GitHub – wszyscy, 6h/osobę</text:span></text:p>
        </text:list-item>
        <text:list-item>
          <text:p text:style-name="P4"><text:span text:style-name="T2">Specyfikacja wymagań – Sylwia, 2h</text:span></text:p>
        </text:list-item>
        <text:list-item>
          <text:p text:style-name="P4"><text:span text:style-name="T2">Projekt interfejsu – Klaudia, 2h </text:span></text:p>
        </text:list-item>
        <text:list-item>
          <text:p text:style-name="P4"><text:span text:style-name="T2">Wyszukanie gotowych komponentów w języku <text:s/>Python – Gosia,3h</text:span></text:p>
        </text:list-item>
        <text:list-item>
          <text:p text:style-name="P4"><text:span text:style-name="T2">Opracowanie pytań do quizu – Klaudia i Sylwia, 2h</text:span></text:p>
        </text:list-item>
        <text:list-item>
          <text:p text:style-name="P4"><text:span text:style-name="T2">Zintegrowanie fragmentów kodu – Gosia, 3h</text:span></text:p>
        </text:list-item>
        <text:list-item>
          <text:p text:style-name="P4"><text:span text:style-name="T2">Utworzenie repozytorium w GitHub – Klaudia i Sylwia ,1h</text:span></text:p>
        </text:list-item>
        <text:list-item>
          <text:p text:style-name="P4"><text:span text:style-name="T2">Załadowanie plików do repozytorium – Gosia , 0,5h</text:span></text:p>
        </text:list-item>
        <text:list-item>
          <text:p text:style-name="P4"><text:span text:style-name="T2">Sformułowanie instrukcji programu – Gosia, <text:s/>0,5h</text:span></text:p>
        </text:list-item>
        <text:list-item>
          <text:p text:style-name="P4"><text:span text:style-name="T2">Testowanie programu – wszyscy, 1,5h/osobę</text:span></text:p>
        </text:list-item>
      </text:list>
      <text:p text:style-name="P2"><text:span text:style-name="T2">Równolegle odbywały się nauka programu Python i GitHub. Z racji podziału zadań między członkami grupy możliwe było jednoczesne opracowywanie powyższych punktów.</text:span></text:p>
      <text:p text:style-name="P2"><text:span text:style-name="T2">Początkowo program zakładał możliwość wyświetlenia obrazku w ramach pytania. Niestety przez ograniczenie czasowe, założenie to nie zostało zrealizowane. Poza tym jednym aspektem, wszystkie cele projektu zostały wykonane. W rezultacie otrzymałyśmy w pełni sprawny quiz, w którym użytkownik ma na celu wybranie jednej z czterech odpowiedzi. Program ocenia, czy odpowiedź jest poprawna i wyświetla odpowiedni komunikat. Po odpowiedzi na wszystkie pytania program zlicza poprawne odpowiedzi i wyświetla wynik końcowy użytkownika. Przy uruchomieniu program wyświetla dodatkowe okno z instrukcją quizu. Test jest intuicyjny, zatem może go obsłużyć każdy. Nie ma limitu czasowego na udzielenie odpowiedzi.</text:span></text:p>
      <text:p text:style-name="P2"><text:span text:style-name="T2">W etapie konserwacji i ewolucji </text:span><text:bookmark text:name="_GoBack"/><text:span text:style-name="T2">oprogramowania możliwe jest:</text:span></text:p>
      <text:list xml:id="list2161493101032692926" text:style-name="WWNum3">
        <text:list-item>
          <text:p text:style-name="P5"><text:span text:style-name="T2">dodanie opcji mieszania pytań i odpowiedzi, </text:span></text:p>
        </text:list-item>
        <text:list-item>
          <text:p text:style-name="P5"><text:span text:style-name="T2">dodanie pytań zawierających ilustracje, </text:span></text:p>
        </text:list-item>
        <text:list-item>
          <text:p text:style-name="P5"><text:span text:style-name="T2">modyfikacja pytań,</text:span></text:p>
        </text:list-item>
        <text:list-item>
          <text:p text:style-name="P5"><text:span text:style-name="T2">zmiana wyglądu interfejsu,</text:span></text:p>
        </text:list-item>
        <text:list-item>
          <text:p text:style-name="P5"><text:span text:style-name="T2">wprowadzenie zmian umożliwiających użytkownikowi zmianę wyglądu interfejsu,</text:span></text:p>
        </text:list-item>
        <text:list-item>
          <text:p text:style-name="P5"><text:soft-page-break/><text:span text:style-name="T2">możliwość przechowywania wyników,</text:span></text:p>
        </text:list-item>
        <text:list-item>
          <text:p text:style-name="P5"><text:span text:style-name="T2">wprowadzenie ograniczenia czasowego odpowiedzi na kolejne pytania.</text:span></text:p>
        </text:list-item>
      </text:list>
      <text:p text:style-name="P2"><text:span text:style-name="T2">Program służy sprawdzeniu wiedzy matematycznej, natomiast po przejściu go, użytkownik może uzyskać pożądany wynik, poprzez zapamiętanie kolejnych odpowiedzi. Zatem w celu sprawdzenia wiedzy zalecane jest użycie testu jednorazowo, dopóki nie zostaną wprowadzone modyfikacje dotyczące zmiany kolejności pytań i odpowiedzi.</text:span></text:p>
      <text:p text:style-name="P2"><text:span text:style-name="T2">Zaleca się użycie programu w celu sprawdzenia sprawdzenia <text:s/>posiadaniej już wiedzy, a nie uczenia na jego podstawie. </text:span></text:p>
      <text:p text:style-name="P2"><text:span text:style-name="T2">Program może być wykorzystywany jako jedno z narzędzi sprawdzania wiedzy w szkołach lub w domu.</text:span></text:p>
      <text:p text:style-name="P2"><text:span text:style-name="T2">Warto wykorzystywać gotowe komponenty, gdyż znacznie skraca to czas tworzenia kodu program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3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0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4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5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</meta:initial-creator>
    <meta:editing-cycles>2</meta:editing-cycles>
    <meta:creation-date>2018-10-25T10:41:00</meta:creation-date>
    <dc:date>2018-10-25T18:33:50.67</dc:date>
    <meta:editing-duration>P0D</meta:editing-duration>
    <meta:generator>OpenOffice/4.1.5$Win32 OpenOffice.org_project/415m1$Build-9789</meta:generator>
    <meta:document-statistic meta:table-count="0" meta:image-count="0" meta:object-count="0" meta:page-count="2" meta:paragraph-count="32" meta:word-count="360" meta:character-count="25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